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4"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P6" style:family="paragraph" style:parent-style-name="Standard">
      <style:text-properties style:font-name="Times New Roman2" fo:font-size="12pt" fo:font-weight="bold" style:font-size-asian="12pt" style:font-weight-asian="bold" style:font-size-complex="12pt" style:font-weight-complex="bold"/>
    </style:style>
    <style:style style:name="P7" style:family="paragraph" style:parent-style-name="Table_20_Contents">
      <style:paragraph-properties fo:text-align="start" style:justify-single-word="false" fo:widows="1"/>
      <style:text-properties style:font-name="Times New Roman2" fo:font-size="12pt" officeooo:paragraph-rsid="0009d194" style:font-size-asian="12pt" style:font-size-complex="12pt"/>
    </style:style>
    <style:style style:name="P8"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9" style:family="paragraph" style:parent-style-name="Standard">
      <style:text-properties officeooo:paragraph-rsid="0007d2f7"/>
    </style:style>
    <style:style style:name="P10" style:family="paragraph" style:parent-style-name="Table_20_Contents">
      <style:text-properties officeooo:rsid="00263131" officeooo:paragraph-rsid="00263131"/>
    </style:style>
    <style:style style:name="P11" style:family="paragraph" style:parent-style-name="Table_20_Contents">
      <style:text-properties officeooo:rsid="00263131" officeooo:paragraph-rsid="00378b8e"/>
    </style:style>
    <style:style style:name="P12" style:family="paragraph" style:parent-style-name="Table_20_Contents">
      <style:text-properties officeooo:rsid="00263131" officeooo:paragraph-rsid="002acf21"/>
    </style:style>
    <style:style style:name="P13" style:family="paragraph" style:parent-style-name="Table_20_Contents">
      <style:text-properties officeooo:rsid="002acf21" officeooo:paragraph-rsid="002acf21"/>
    </style:style>
    <style:style style:name="P14" style:family="paragraph" style:parent-style-name="Table_20_Contents">
      <style:text-properties officeooo:rsid="00283407" officeooo:paragraph-rsid="002acf21"/>
    </style:style>
    <style:style style:name="P15" style:family="paragraph" style:parent-style-name="Table_20_Contents">
      <style:text-properties fo:font-weight="bold" officeooo:rsid="000f67fd" officeooo:paragraph-rsid="000e8044" style:font-weight-asian="bold" style:font-weight-complex="bold"/>
    </style:style>
    <style:style style:name="P16" style:family="paragraph" style:parent-style-name="Table_20_Contents">
      <style:text-properties style:font-name="Times New Roman" fo:font-size="12pt" fo:font-style="normal" fo:font-weight="normal" officeooo:rsid="003ea85e" officeooo:paragraph-rsid="003ea85e"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fo:text-align="center" style:justify-single-word="false"/>
      <style:text-properties officeooo:paragraph-rsid="00431f5d"/>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text-properties fo:font-size="13pt" style:font-size-asian="13pt" style:font-size-complex="13pt"/>
    </style:style>
    <style:style style:name="P29" style:family="paragraph" style:parent-style-name="Table_20_Contents" style:list-style-name="L1">
      <style:text-properties style:font-name="Times New Roman2" fo:font-size="12pt" officeooo:paragraph-rsid="000a17c8" style:font-size-asian="12pt" style:font-size-complex="12pt"/>
    </style:style>
    <style:style style:name="P30" style:family="paragraph" style:parent-style-name="Table_20_Contents">
      <style:text-properties fo:font-weight="normal" officeooo:rsid="003ab0cd" officeooo:paragraph-rsid="0041b261" style:font-weight-asian="normal" style:font-weight-complex="normal"/>
    </style:style>
    <style:style style:name="P31" style:family="paragraph" style:parent-style-name="Table_20_Contents">
      <style:text-properties fo:font-weight="bold" officeooo:rsid="00431f5d" officeooo:paragraph-rsid="00431f5d" style:font-weight-asian="bold" style:font-weight-complex="bold"/>
    </style:style>
    <style:style style:name="T1" style:family="text">
      <style:text-properties style:use-window-font-color="true" loext:opacity="0%" style:font-name="Times New Roman2"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2" fo:font-size="12pt" fo:font-weight="normal" officeooo:rsid="0007d2f7"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31f5d"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f01c"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0a17c8" style:font-weight-asian="bold" style:font-weight-complex="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8"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9" style:family="text">
      <style:text-properties officeooo:rsid="003a552b"/>
    </style:style>
    <style:style style:name="T30" style:family="text">
      <style:text-properties officeooo:rsid="0007d2f7"/>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1f90df"/>
    </style:style>
    <style:style style:name="T33" style:family="text">
      <style:text-properties fo:font-weight="normal" style:font-weight-asian="normal" style:font-weight-complex="normal"/>
    </style:style>
    <style:style style:name="T3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30">submitted for public comment</text:span></text:p>
          </table:table-cell>
        </table:table-row>
        <table:table-row>
          <table:table-cell table:style-name="Table2.A2" office:value-type="string">
            <text:p text:style-name="P9"><text:span text:style-name="Page_20_Number"><text:span text:style-name="T3">Feb 6, 2016</text:span></text:span></text:p>
          </table:table-cell>
          <table:table-cell table:style-name="Table2.A2" office:value-type="string">
            <text:p text:style-name="P15"><text:span text:style-name="Page_20_Number"><text:span text:style-name="T2">Feb 20, 2016</text:span></text:span></text:p>
          </table:table-cell>
          <table:table-cell table:style-name="Table2.C2" office:value-type="string">
            <text:p text:style-name="P7"><text:span text:style-name="T31">Minor grammatical corrections and </text:span><text:span text:style-name="T32">readability</text:span><text:span text:style-name="T31"> improvements </text:span><text:span text:style-name="T32">as well as the following specific changes:</text:span></text:p>
            <text:list text:style-name="L1">
              <text:list-item>
                <text:p text:style-name="P29">Added <text:span text:style-name="T23">Long (16-bit) NMRA DCC manufacture</text:span><text:span text:style-name="T24">r</text:span><text:span text:style-name="T23"> identifiers</text:span> table entry to 5.1 Overview section</text:p>
              </text:list-item>
              <text:list-item>
                <text:p text:style-name="P29">Removed part of section <text:span text:style-name="T23">5.7 Specifically Assigned by Request</text:span> including the table of <text:span text:style-name="T33">Unique ID Ranges </text:span>allocated to named individuals</text:p>
              </text:list-item>
              <text:list-item>
                <text:p text:style-name="P29">Added notice to section <text:span text:style-name="T23">5.8 Locomotive Control Systems</text:span> to not use</text:p>
              </text:list-item>
              <text:list-item>
                <text:p text:style-name="P29">Added to section <text:span text:style-name="T23">5.10 Temporary Assigned by Software at Runtime</text:span></text:p>
              </text:list-item>
              <text:list-item>
                <text:p text:style-name="P29">Added section <text:span text:style-name="T23">5.11 Long (16-bit) NMRA DCC Manufacturer Specific</text:span></text:p>
              </text:list-item>
            </text:list>
          </table:table-cell>
        </table:table-row>
        <table:table-row>
          <table:table-cell table:style-name="Table2.A2" office:value-type="string">
            <text:p text:style-name="P10"><text:span text:style-name="T26">Apr</text:span> <text:span text:style-name="T26">25</text:span>, 202<text:span text:style-name="T26">1</text:span></text:p>
          </table:table-cell>
          <table:table-cell table:style-name="Table2.A2" office:value-type="string">
            <text:p text:style-name="P30">July 2, 2021</text:p>
          </table:table-cell>
          <table:table-cell table:style-name="Table2.C2" office:value-type="string">
            <text:p text:style-name="P11">Changed LCC logo to include the <text:span text:style-name="T27">®</text:span><text:span text:style-name="T28"> symbol</text:span></text:p>
            <text:p text:style-name="P13">Changed “Layout Command Control” to have the <text:span text:style-name="T19">TM</text:span> symbol</text:p>
            <text:p text:style-name="P14">Added <text:span text:style-name="T26">the </text:span>NMRA Legal Disclaimer <text:span text:style-name="T26">fine-print</text:span></text:p>
            <text:p text:style-name="P12">Changed the OpenLCB license to “Creative Commons Attribution-ShareAlike 4.0 International”</text:p>
            <text:p text:style-name="P16">Added to section <text:span text:style-name="T23">5.4 Manufacturer Specific</text:span> for manufacturers without a NMRA Assigned DCC Manufacturer ID</text:p>
            <text:p text:style-name="P16">Corrected comments in <text:span text:style-name="T23">5.7 Specifically Assigned by Request </text:span>for 16-bit and 24-bit allocations</text:p>
          </table:table-cell>
        </table:table-row>
        <table:table-row>
          <table:table-cell table:style-name="Table2.A2" office:value-type="string">
            <text:p text:style-name="P31">July 22, 2024</text:p>
          </table:table-cell>
          <table:table-cell table:style-name="Table2.A2" office:value-type="string">
            <text:p text:style-name="Table_20_Contents"/>
          </table:table-cell>
          <table:table-cell table:style-name="Table2.C2" office:value-type="string">
            <text:p text:style-name="Table_20_Contents">Updates ranges for various train control systems: <text:s/>DC, DCC, <text:soft-page-break/>TMCC, etc</text:p>
          </table:table-cell>
        </table:table-row>
      </table:table>
      <text:h text:style-name="P28" text:outline-level="1">Important Notices and Disclaimers Concerning NMRA Standards Documents</text:h>
      <text:section text:style-name="Sect2" text:name="Section1">
        <text:p text:style-name="P19">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text:soft-page-break/>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31f5d"/>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31f5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f01c"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Unique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0.</text:span><text:span text:style-name="MT10">3</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45M24S</meta:editing-duration>
    <meta:generator>LibreOffice/7.4.6.2$MacOSX_X86_64 LibreOffice_project/5b1f5509c2decdade7fda905e3e1429a67acd63d</meta:generator>
    <dc:date>2024-07-17T22:44:50.025080500</dc:date>
    <meta:printed-by>Bob Jacobsen</meta:printed-by>
    <meta:print-date>2010-09-15T08:46:04</meta:print-date>
    <dc:creator>Bob Jacobsen</dc:creator>
    <meta:document-statistic meta:table-count="2" meta:image-count="1" meta:object-count="0" meta:page-count="3" meta:paragraph-count="52" meta:word-count="1313" meta:character-count="8813" meta:non-whitespace-character-count="7530"/>
  </office:meta>
</office:document-meta>
</file>